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>
        <style:tab-stops>
          <style:tab-stop style:position="1.75cm"/>
        </style:tab-stops>
      </style:paragraph-properties>
      <style:text-properties fo:language="ru" fo:country="RU" officeooo:rsid="005a3419" officeooo:paragraph-rsid="001766fd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5d8686" officeooo:paragraph-rsid="005d8686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2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6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7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5d787a" officeooo:paragraph-rsid="005d787a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2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348dff" officeooo:paragraph-rsid="00348dff" style:font-size-asian="10pt" style:font-size-complex="10pt"/>
    </style:style>
    <style:style style:name="P27" style:family="paragraph" style:parent-style-name="Text_20_body">
      <style:text-properties style:font-name="Liberation Serif" fo:font-size="14pt" officeooo:rsid="005e1fe7" officeooo:paragraph-rsid="005e1fe7" style:font-size-asian="14pt" style:font-size-complex="14pt"/>
    </style:style>
    <style:style style:name="P28" style:family="paragraph" style:parent-style-name="Text_20_body">
      <style:text-properties style:font-name="Liberation Serif" fo:font-size="14pt" officeooo:rsid="0060d926" officeooo:paragraph-rsid="0060d926" style:font-size-asian="14pt" style:font-size-complex="14pt"/>
    </style:style>
    <style:style style:name="P29" style:family="paragraph" style:parent-style-name="Text_20_body">
      <style:text-properties style:font-name="Liberation Serif" fo:font-size="14pt" officeooo:rsid="0065fc84" officeooo:paragraph-rsid="0065fc84" style:font-size-asian="14pt" style:font-size-complex="14pt"/>
    </style:style>
    <style:style style:name="P30" style:family="paragraph" style:parent-style-name="Text_20_body">
      <style:text-properties style:font-name="Liberation Serif" fo:font-size="14pt" officeooo:rsid="006628af" officeooo:paragraph-rsid="006628af" style:font-size-asian="14pt" style:font-size-complex="14pt"/>
    </style:style>
    <style:style style:name="P31" style:family="paragraph" style:parent-style-name="Text_20_body">
      <style:text-properties style:font-name="Liberation Serif" fo:font-size="14pt" officeooo:rsid="006aa075" officeooo:paragraph-rsid="006aa075" style:font-size-asian="14pt" style:font-size-complex="14pt"/>
    </style:style>
    <style:style style:name="P32" style:family="paragraph" style:parent-style-name="Text_20_body">
      <style:text-properties style:font-name="Liberation Serif" fo:font-size="14pt" officeooo:rsid="006ddde3" officeooo:paragraph-rsid="006ddde3" style:font-size-asian="14pt" style:font-size-complex="14pt"/>
    </style:style>
    <style:style style:name="P33" style:family="paragraph" style:parent-style-name="Text_20_body">
      <style:text-properties style:font-name="Liberation Serif" fo:font-size="14pt" officeooo:rsid="006dae66" officeooo:paragraph-rsid="006dae66" style:font-size-asian="14pt" style:font-size-complex="14pt"/>
    </style:style>
    <style:style style:name="P34" style:family="paragraph" style:parent-style-name="Text_20_body">
      <style:text-properties style:font-name="Liberation Serif" fo:font-size="14pt" officeooo:paragraph-rsid="00712d55" style:font-size-asian="14pt" style:font-size-complex="14pt"/>
    </style:style>
    <style:style style:name="P35" style:family="paragraph" style:parent-style-name="Text_20_body">
      <style:text-properties style:font-name="Liberation Serif" fo:font-size="14pt" officeooo:rsid="00721bac" officeooo:paragraph-rsid="00721bac" style:font-size-asian="14pt" style:font-size-complex="14pt"/>
    </style:style>
    <style:style style:name="P36" style:family="paragraph" style:parent-style-name="Text_20_body">
      <style:text-properties style:font-name="Liberation Serif" fo:font-size="14pt" officeooo:rsid="00723e8d" officeooo:paragraph-rsid="00723e8d" style:font-size-asian="14pt" style:font-size-complex="14pt"/>
    </style:style>
    <style:style style:name="P37" style:family="paragraph" style:parent-style-name="Text_20_body">
      <style:text-properties style:font-name="Liberation Serif" fo:font-size="14pt" officeooo:rsid="0072555d" officeooo:paragraph-rsid="00723e8d" style:font-size-asian="14pt" style:font-size-complex="14pt"/>
    </style:style>
    <style:style style:name="P38" style:family="paragraph" style:parent-style-name="Text_20_body">
      <style:text-properties style:font-name="Liberation Serif" fo:font-size="14pt" officeooo:rsid="00737fe1" officeooo:paragraph-rsid="00737fe1" style:font-size-asian="14pt" style:font-size-complex="14pt"/>
    </style:style>
    <style:style style:name="P39" style:family="paragraph" style:parent-style-name="Text_20_body">
      <style:text-properties style:font-name="Liberation Serif" fo:font-size="14pt" officeooo:rsid="00754fa0" officeooo:paragraph-rsid="00754fa0" style:font-size-asian="14pt" style:font-size-complex="14pt"/>
    </style:style>
    <style:style style:name="P40" style:family="paragraph" style:parent-style-name="Text_20_body">
      <style:text-properties style:font-name="Liberation Serif" fo:font-size="14pt" officeooo:rsid="00771fa4" officeooo:paragraph-rsid="00771fa4" style:font-size-asian="14pt" style:font-size-complex="14pt"/>
    </style:style>
    <style:style style:name="P41" style:family="paragraph" style:parent-style-name="Text_20_body">
      <style:text-properties style:font-name="Liberation Serif" fo:font-size="14pt" officeooo:rsid="007d1698" officeooo:paragraph-rsid="007d1698" style:font-size-asian="14pt" style:font-size-complex="14pt"/>
    </style:style>
    <style:style style:name="P42" style:family="paragraph" style:parent-style-name="Text_20_body">
      <style:text-properties style:font-name="Liberation Serif" fo:font-size="14pt" officeooo:rsid="007d3fcb" officeooo:paragraph-rsid="007d3fcb" style:font-size-asian="14pt" style:font-size-complex="14pt"/>
    </style:style>
    <style:style style:name="P43" style:family="paragraph" style:parent-style-name="Text_20_body">
      <style:text-properties style:font-name="Liberation Serif" fo:font-size="14pt" officeooo:rsid="007da5cf" officeooo:paragraph-rsid="007da5cf" style:font-size-asian="14pt" style:font-size-complex="14pt"/>
    </style:style>
    <style:style style:name="P44" style:family="paragraph" style:parent-style-name="Text_20_body">
      <style:text-properties style:font-name="Liberation Serif" fo:font-size="14pt" officeooo:rsid="007f969b" officeooo:paragraph-rsid="007f969b" style:font-size-asian="14pt" style:font-size-complex="14pt"/>
    </style:style>
    <style:style style:name="P45" style:family="paragraph" style:parent-style-name="Text_20_body">
      <style:text-properties style:font-name="Liberation Serif" fo:font-size="14pt" officeooo:rsid="008185f2" officeooo:paragraph-rsid="008185f2" style:font-size-asian="14pt" style:font-size-complex="14pt"/>
    </style:style>
    <style:style style:name="P46" style:family="paragraph" style:parent-style-name="Text_20_body">
      <style:text-properties style:font-name="Liberation Serif" fo:font-size="14pt" officeooo:paragraph-rsid="005e1fe7" style:font-size-asian="14pt" style:font-size-complex="14pt"/>
    </style:style>
    <style:style style:name="P47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48" style:family="paragraph" style:parent-style-name="Text_20_body">
      <style:text-properties style:font-name="Liberation Serif" fo:font-size="14pt" fo:language="ru" fo:country="RU" officeooo:rsid="006ddde3" officeooo:paragraph-rsid="006ddde3" style:font-size-asian="14pt" style:font-size-complex="14pt"/>
    </style:style>
    <style:style style:name="P49" style:family="paragraph" style:parent-style-name="Text_20_body">
      <style:text-properties style:font-name="Liberation Serif" fo:font-size="14pt" fo:language="ru" fo:country="RU" officeooo:rsid="00712d55" officeooo:paragraph-rsid="00712d55" style:font-size-asian="14pt" style:font-size-complex="14pt"/>
    </style:style>
    <style:style style:name="P50" style:family="paragraph" style:parent-style-name="Text_20_body">
      <style:text-properties style:font-name="Liberation Serif" fo:font-size="14pt" fo:language="ru" fo:country="RU" officeooo:rsid="00791e4b" officeooo:paragraph-rsid="00791e4b" style:font-size-asian="14pt" style:font-size-complex="14pt"/>
    </style:style>
    <style:style style:name="P51" style:family="paragraph" style:parent-style-name="Text_20_body">
      <style:text-properties style:font-name="Liberation Serif" fo:font-size="14pt" fo:language="ru" fo:country="RU" officeooo:rsid="0079befc" officeooo:paragraph-rsid="0079befc" style:font-size-asian="14pt" style:font-size-complex="14pt"/>
    </style:style>
    <style:style style:name="P52" style:family="paragraph" style:parent-style-name="Text_20_body">
      <style:text-properties style:font-name="Liberation Serif" fo:font-size="14pt" fo:language="ru" fo:country="RU" officeooo:rsid="007b6375" officeooo:paragraph-rsid="007b6375" style:font-size-asian="14pt" style:font-size-complex="14pt"/>
    </style:style>
    <style:style style:name="P53" style:family="paragraph" style:parent-style-name="Text_20_body">
      <style:text-properties style:font-name="Liberation Serif" fo:font-size="14pt" fo:language="ru" fo:country="RU" officeooo:rsid="007b9be0" officeooo:paragraph-rsid="007b9be0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.499cm" style:auto-text-indent="false" style:text-autospace="none"/>
      <style:text-properties style:font-name="Liberation Mono" fo:font-size="10pt" fo:language="ru" fo:country="RU" officeooo:rsid="008258d2" officeooo:paragraph-rsid="008258d2" style:font-size-asian="10pt" style:font-size-complex="10pt"/>
    </style:style>
    <style:style style:name="P55" style:family="paragraph" style:parent-style-name="Text_20_body" style:master-page-name="">
      <style:paragraph-properties style:page-number="auto" fo:break-before="auto" fo:break-after="auto"/>
      <style:text-properties style:font-name="Liberation Serif" fo:font-size="14pt" officeooo:rsid="007da5cf" officeooo:paragraph-rsid="007da5cf" style:font-size-asian="14pt" style:font-size-complex="14pt"/>
    </style:style>
    <style:style style:name="P56" style:family="paragraph" style:parent-style-name="Text_20_body" style:master-page-name="">
      <style:paragraph-properties style:page-number="auto" fo:break-before="auto" fo:break-after="auto"/>
      <style:text-properties style:font-name="Liberation Serif" fo:font-size="14pt" fo:language="ru" fo:country="RU" officeooo:rsid="007b6375" officeooo:paragraph-rsid="007b6375" style:font-size-asian="14pt" style:font-size-complex="14pt"/>
    </style:style>
    <style:style style:name="P57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5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59" style:family="paragraph" style:parent-style-name="Heading_20_1">
      <style:text-properties fo:font-size="14pt" fo:language="ru" fo:country="RU" style:font-size-asian="14pt" style:font-size-complex="14pt"/>
    </style:style>
    <style:style style:name="P60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61" style:family="paragraph" style:parent-style-name="Heading_20_1">
      <style:text-properties fo:language="ru" fo:country="RU"/>
    </style:style>
    <style:style style:name="P62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63" style:family="paragraph" style:parent-style-name="Heading_20_1">
      <style:paragraph-properties fo:break-before="page"/>
      <style:text-properties fo:language="ru" fo:country="RU" officeooo:rsid="005e1fe7" officeooo:paragraph-rsid="005e1fe7"/>
    </style:style>
    <style:style style:name="P64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65" style:family="paragraph" style:parent-style-name="Text_20_body">
      <style:text-properties style:font-name="Liberation Serif" fo:font-size="14pt" fo:language="ru" fo:country="RU" officeooo:rsid="005e1fe7" officeooo:paragraph-rsid="005e1fe7" style:font-size-asian="14pt" style:font-size-complex="14pt"/>
    </style:style>
    <style:style style:name="P66" style:family="paragraph" style:parent-style-name="Text_20_body">
      <style:text-properties style:font-name="Liberation Serif" fo:font-size="14pt" fo:language="ru" fo:country="RU" officeooo:rsid="005f6a50" officeooo:paragraph-rsid="005f6a50" style:font-size-asian="14pt" style:font-size-complex="14pt"/>
    </style:style>
    <style:style style:name="P67" style:family="paragraph" style:parent-style-name="Text_20_body">
      <style:text-properties style:font-name="Liberation Serif" fo:font-size="14pt" fo:language="ru" fo:country="RU" officeooo:rsid="0063fc87" officeooo:paragraph-rsid="0063fc87" style:font-size-asian="14pt" style:font-size-complex="14pt"/>
    </style:style>
    <style:style style:name="P68" style:family="paragraph" style:parent-style-name="Text_20_body">
      <style:text-properties style:font-name="Liberation Serif" fo:font-size="14pt" fo:language="ru" fo:country="RU" officeooo:rsid="0065fc84" officeooo:paragraph-rsid="0065fc84" style:font-size-asian="14pt" style:font-size-complex="14pt"/>
    </style:style>
    <style:style style:name="P69" style:family="paragraph" style:parent-style-name="Text_20_body">
      <style:text-properties style:font-name="Liberation Serif" fo:font-size="14pt" fo:language="ru" fo:country="RU" officeooo:rsid="006628af" officeooo:paragraph-rsid="0065fc84" style:font-size-asian="14pt" style:font-size-complex="14pt"/>
    </style:style>
    <style:style style:name="P70" style:family="paragraph" style:parent-style-name="Text_20_body">
      <style:text-properties style:font-name="Liberation Serif" fo:font-size="14pt" fo:language="ru" fo:country="RU" officeooo:rsid="006628af" officeooo:paragraph-rsid="006628af" style:font-size-asian="14pt" style:font-size-complex="14pt"/>
    </style:style>
    <style:style style:name="P71" style:family="paragraph" style:parent-style-name="Text_20_body">
      <style:text-properties style:font-name="Liberation Serif" fo:font-size="14pt" fo:language="ru" fo:country="RU" officeooo:rsid="006810fa" officeooo:paragraph-rsid="006810fa" style:font-size-asian="14pt" style:font-size-complex="14pt"/>
    </style:style>
    <style:style style:name="P72" style:family="paragraph" style:parent-style-name="Text_20_body">
      <style:text-properties style:font-name="Liberation Serif" fo:font-size="14pt" fo:language="ru" fo:country="RU" officeooo:rsid="0069f26c" officeooo:paragraph-rsid="0069f26c" style:font-size-asian="14pt" style:font-size-complex="14pt"/>
    </style:style>
    <style:style style:name="P73" style:family="paragraph" style:parent-style-name="Text_20_body">
      <style:text-properties style:font-name="Liberation Serif" fo:font-size="14pt" fo:language="ru" fo:country="RU" officeooo:rsid="006aa075" officeooo:paragraph-rsid="006aa075" style:font-size-asian="14pt" style:font-size-complex="14pt"/>
    </style:style>
    <style:style style:name="P74" style:family="paragraph" style:parent-style-name="Text_20_body">
      <style:text-properties style:font-name="Liberation Serif" fo:font-size="14pt" fo:language="ru" fo:country="RU" officeooo:rsid="006ddde3" officeooo:paragraph-rsid="006ddde3" style:font-size-asian="14pt" style:font-size-complex="14pt"/>
    </style:style>
    <style:style style:name="P75" style:family="paragraph" style:parent-style-name="Text_20_body">
      <style:text-properties style:font-name="Liberation Serif" fo:font-size="14pt" fo:language="ru" fo:country="RU" officeooo:rsid="006c5d05" officeooo:paragraph-rsid="006aa075" style:font-size-asian="14pt" style:font-size-complex="14pt"/>
    </style:style>
    <style:style style:name="P76" style:family="paragraph" style:parent-style-name="Text_20_body">
      <style:text-properties fo:language="ru" fo:country="RU" officeooo:rsid="005e1fe7" officeooo:paragraph-rsid="005e1fe7"/>
    </style:style>
    <style:style style:name="P77" style:family="paragraph" style:parent-style-name="Text_20_body" style:master-page-name="">
      <style:paragraph-properties style:page-number="auto" fo:break-before="auto" fo:break-after="auto"/>
      <style:text-properties style:font-name="Liberation Serif" fo:font-size="14pt" fo:language="ru" fo:country="RU" officeooo:rsid="006aa075" officeooo:paragraph-rsid="006aa075" style:font-size-asian="14pt" style:font-size-complex="14pt"/>
    </style:style>
    <style:style style:name="P78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5e1fe7"/>
    </style:style>
    <style:style style:name="T11" style:family="text">
      <style:text-properties fo:language="ru" fo:country="RU" officeooo:rsid="005f6a50"/>
    </style:style>
    <style:style style:name="T12" style:family="text">
      <style:text-properties fo:language="ru" fo:country="RU" officeooo:rsid="006162b7"/>
    </style:style>
    <style:style style:name="T13" style:family="text">
      <style:text-properties fo:language="ru" fo:country="RU" officeooo:rsid="006297b9"/>
    </style:style>
    <style:style style:name="T14" style:family="text">
      <style:text-properties fo:language="ru" fo:country="RU" officeooo:rsid="0063afa7"/>
    </style:style>
    <style:style style:name="T15" style:family="text">
      <style:text-properties fo:language="ru" fo:country="RU" officeooo:rsid="0063fc87"/>
    </style:style>
    <style:style style:name="T16" style:family="text">
      <style:text-properties fo:language="ru" fo:country="RU" officeooo:rsid="006628af"/>
    </style:style>
    <style:style style:name="T17" style:family="text">
      <style:text-properties fo:language="ru" fo:country="RU" officeooo:rsid="006810fa"/>
    </style:style>
    <style:style style:name="T18" style:family="text">
      <style:text-properties fo:language="ru" fo:country="RU" officeooo:rsid="006c5d05"/>
    </style:style>
    <style:style style:name="T19" style:family="text">
      <style:text-properties fo:language="ru" fo:country="RU" officeooo:rsid="00712d55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officeooo:rsid="006f6faf"/>
    </style:style>
    <style:style style:name="T22" style:family="text">
      <style:text-properties officeooo:rsid="00723e8d"/>
    </style:style>
    <style:style style:name="T23" style:family="text">
      <style:text-properties officeooo:rsid="00754fa0"/>
    </style:style>
    <style:style style:name="T24" style:family="text">
      <style:text-properties officeooo:rsid="00771fa4"/>
    </style:style>
    <style:style style:name="T25" style:family="text">
      <style:text-properties officeooo:rsid="0079befc"/>
    </style:style>
    <style:style style:name="T26" style:family="text">
      <style:text-properties officeooo:rsid="007b6375"/>
    </style:style>
    <style:style style:name="T27" style:family="text">
      <style:text-properties officeooo:rsid="007d1698"/>
    </style:style>
    <style:style style:name="T28" style:family="text">
      <style:text-properties officeooo:rsid="00818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13">Федеральное государственное автономное</text:p>
      <text:p text:style-name="P13">образовательное учреждение</text:p>
      <text:p text:style-name="P13">высшего профессионального образования</text:p>
      <text:p text:style-name="P13">«СИБИРСКИЙ ФЕДЕРАЛЬНЫЙ УНИВЕРСИТЕТ»</text:p>
      <text:p text:style-name="P10"/>
      <text:p text:style-name="P14">Институт космических и информационных технологий</text:p>
      <text:p text:style-name="P11"/>
      <text:p text:style-name="P15">Кафедра вычислительной техники</text:p>
      <text:p text:style-name="P11"/>
      <text:p text:style-name="P22"/>
      <text:p text:style-name="P13"/>
      <text:p text:style-name="P13"/>
      <text:p text:style-name="P13"/>
      <text:p text:style-name="P13"/>
      <text:p text:style-name="P13"/>
      <text:p text:style-name="P22"/>
      <text:p text:style-name="P21"><text:tab/><text:tab/><text:tab/><text:tab/></text:p>
      <text:p text:style-name="P23">ОТЧЕТ ПО ЛАБОРАТОРНОЙ РАБОТЕ <text:span text:style-name="T8">№1</text:span></text:p>
      <text:p text:style-name="P23"/>
      <text:p text:style-name="P18">Изучение командного интерфейса Unix</text:p>
      <text:p text:style-name="P19"/>
      <text:p text:style-name="P19"/>
      <text:p text:style-name="P20"/>
      <text:p text:style-name="P20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2"><text:span text:style-name="T2"><text:s text:c="70"/></text:span>подпись, дата <text:s text:c="16"/></text:p>
      <text:p text:style-name="P12"/>
      <text:p text:style-name="P2"><text:span text:style-name="T4"/></text:p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T2">Красноярск 20</text:span><text:span text:style-name="T3">1</text:span><text:span text:style-name="T7">7</text:span></text:p>
      <text:h text:style-name="P59" text:outline-level="1"><text:soft-page-break/>Задание</text:h>
      <text:p text:style-name="P7"/>
      <text:p text:style-name="P5">1. Составить рукописный отчет о командах: ps, ls, man, write, mesg, cat, ipcs, echo,</text:p>
      <text:p text:style-name="P5">kill, killall, chmod, who, finger, grep, time, date, cd, pwd, ln. В виде:</text:p>
      <text:p text:style-name="P5">Команда -------</text:p>
      <text:p text:style-name="P5">Назначение ---------</text:p>
      <text:p text:style-name="P5">Ключи (если есть) ---------- что означают, если ключей много писать часть</text:p>
      <text:p text:style-name="P5">из них</text:p>
      <text:p text:style-name="P5">Примеры использования ------------</text:p>
      <text:p text:style-name="P5">И т.д.</text:p>
      <text:p text:style-name="P5">2. Написать сценарий на языке shell, реализующий действия:</text:p>
      <text:p text:style-name="P5">Отобразить список процессов пользователя, чье имя указывается в командной строке скрипта</text:p>
      <text:p text:style-name="P6"/>
      <text:h text:style-name="P60" text:outline-level="1">Цель работы </text:h>
      <text:p text:style-name="P47"><text:tab/></text:p>
      <text:p text:style-name="P46"><text:span text:style-name="T9"><text:tab/></text:span><text:span text:style-name="T10">Начальное знакомство с системой, вход в систему, работа в терминальном</text:span></text:p>
      <text:p text:style-name="P65">режиме, изучение основных команд Unix, изучение командного интерпретатора</text:p>
      <text:p text:style-name="P65">Shell(bash), начальные сведения о структуре каталогов в Unix. Работа со</text:p>
      <text:p text:style-name="P65">справочной системой.</text:p>
      <text:p text:style-name="P8"/>
      <text:p text:style-name="P8"/>
      <text:p text:style-name="P7"/>
      <text:p text:style-name="P7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h text:style-name="P62" text:outline-level="1"/>
      <text:h text:style-name="P63" text:outline-level="1">Теоретическая часть</text:h>
      <text:p text:style-name="P76"/>
      <text:p text:style-name="P27"><text:span text:style-name="T9">Ps — </text:span><text:span text:style-name="T11">выводит снимок текущих процессов в консоль</text:span></text:p>
      <text:p text:style-name="P66">Назначение — просмотр текущих процессов</text:p>
      <text:p text:style-name="P66">Ключи — </text:p>
      <text:p text:style-name="P28"><text:span text:style-name="T10">-a/-</text:span><text:span text:style-name="T13">e/</text:span><text:span text:style-name="T10">-A <text:s/></text:span><text:span text:style-name="T14">вывод всех процессов данного терминала</text:span></text:p>
      <text:p text:style-name="P28"><text:span text:style-name="T10">-d </text:span><text:span text:style-name="T14">вывод всех дочерних процессов</text:span></text:p>
      <text:p text:style-name="P28"><text:span text:style-name="T10">-f </text:span><text:span text:style-name="T12">полный вывод</text:span></text:p>
      <text:p text:style-name="P28"><text:span text:style-name="T10">-g /-G <text:s/>grouplist </text:span><text:span text:style-name="T12">вывод группы процесса</text:span></text:p>
      <text:p text:style-name="P28"><text:span text:style-name="T10">-l </text:span><text:span text:style-name="T9">long </text:span><text:span text:style-name="T12">расширенный вывод</text:span></text:p>
      <text:p text:style-name="P28"><text:span text:style-name="T10">-n <text:s/>namelist </text:span><text:span text:style-name="T14">выбор нестандартного name</text:span></text:p>
      <text:p text:style-name="P28"><text:span text:style-name="T10">-o <text:s/>format </text:span><text:span text:style-name="T14">формат вывода</text:span></text:p>
      <text:p text:style-name="P28"><text:span text:style-name="T10">-t <text:s/>termlist </text:span><text:span text:style-name="T15">вывод вместе с term</text:span></text:p>
      <text:p text:style-name="P28"><text:span text:style-name="T9">-u /-U <text:s/></text:span><text:span text:style-name="T15">вывод вместе с пользователями-собственниками процесса</text:span></text:p>
      <text:p text:style-name="P67">Примеры использования</text:p>
      <text:p text:style-name="P67">ps -aux — вывод всех процессов включая процессы не этого терминала и <text:s/>их пользователей </text:p>
      <text:p text:style-name="P68">man — вывод справочной информации по команде</text:p>
      <text:p text:style-name="P68">Назначение — изучение ключей, предназначений и примеров использования команд</text:p>
      <text:p text:style-name="P68">Ключи</text:p>
      <text:p text:style-name="P29"><text:span text:style-name="T9">-</text:span><text:span text:style-name="T16">с файл</text:span></text:p>
      <text:p text:style-name="P69">-d/-D выбор страницы документации</text:p>
      <text:p text:style-name="P69">-k/-K выбор apropos</text:p>
      <text:p text:style-name="P69">-f/-l фильтрация</text:p>
      <text:p text:style-name="P70">и другие</text:p>
      <text:p text:style-name="P70">Примеры использования — man man — вывод документации по man</text:p>
      <text:p text:style-name="P70">write </text:p>
      <text:p text:style-name="P70">Назначение – высласть сообщение другому пользователю в указанный терминала</text:p>
      <text:p text:style-name="P30"><text:span text:style-name="T9">Примеры использования write root </text:span><text:span text:style-name="T17">tty2 — написать пользоватлю root в терминал tty2</text:span></text:p>
      <text:p text:style-name="P71">mesg</text:p>
      <text:p text:style-name="P71"><text:soft-page-break/>Назначение — настройка получения сообщений от других пользователей</text:p>
      <text:p text:style-name="P72">Ключи</text:p>
      <text:p text:style-name="P72">n/y — да/нет</text:p>
      <text:p text:style-name="P72">Примеры использования — mesg n — не получать сообщения</text:p>
      <text:p text:style-name="P73"/>
      <text:p text:style-name="P77">сat </text:p>
      <text:p text:style-name="P73">Назначение — чтение из файла</text:p>
      <text:p text:style-name="P48">Ключи:</text:p>
      <text:p text:style-name="P73">-А – показать всё</text:p>
      <text:p text:style-name="P73">-b – нумеровать непустые строки при выводе</text:p>
      <text:p text:style-name="P31"><text:span text:style-name="T9">-e/vE </text:span><text:span text:style-name="T18">– отображать концы строк и математические нотации</text:span></text:p>
      <text:p text:style-name="P75">-E — отоброжать концы строк</text:p>
      <text:p text:style-name="P75">-n — нумеровать строки</text:p>
      <text:p text:style-name="P75">-s – убирать повторяющиеся и пустые строки</text:p>
      <text:p text:style-name="P75">-t/vT <text:s/>- отображать математические нотации и показывать символы TAB как ^I</text:p>
      <text:p text:style-name="P75">-T — отображать TAB как ^I</text:p>
      <text:p text:style-name="P33"><text:span text:style-name="T18">П</text:span><text:span text:style-name="T9">римеры использования – cat 1.txt -n вывести на экран файл 1.txt с номерами строк</text:span></text:p>
      <text:p text:style-name="P32">ipcs </text:p>
      <text:p text:style-name="P48">Назначение – выдача информации о состоянии средств межпроцессной связи</text:p>
      <text:p text:style-name="P48">Ключи:</text:p>
      <text:p text:style-name="P48">-q – выводить информацию об используемых очередях сообщений.</text:p>
      <text:p text:style-name="P48">-m – выводить информацию об используемых разделяемых сегментах памяти.</text:p>
      <text:p text:style-name="P48">-s – выводить информацию об используемых семафорах.</text:p>
      <text:p text:style-name="P48">И др.</text:p>
      <text:p text:style-name="P48">Приме<text:span text:style-name="T21">ры использования – ipcs -q информация об очередях сообщений.</text:span></text:p>
      <text:p text:style-name="P49">Echo </text:p>
      <text:p text:style-name="P34"><text:span text:style-name="T19">Назначение - </text:span><text:span text:style-name="T20">выдача аргументов командной строки на стандартный вывод</text:span> </text:p>
      <text:p text:style-name="P35">Ключи:</text:p>
      <text:p text:style-name="P35">-n не выводить знак новой строки</text:p>
      <text:p text:style-name="P35">-e включить экранизацию символов \</text:p>
      <text:p text:style-name="P35">-E противоставление предыдущему ключу</text:p>
      <text:p text:style-name="P35"><text:soft-page-break/>Примеры использования – echo “<text:span text:style-name="T22">rewrite man = styding”</text:span></text:p>
      <text:p text:style-name="P36">kill</text:p>
      <text:p text:style-name="P36">Назначение – терминирование процессов</text:p>
      <text:p text:style-name="P36">Ключи</text:p>
      <text:p text:style-name="P36">-s – замена стандартному сигналу завершиться(15)</text:p>
      <text:p text:style-name="P36">-l – вывод списка сигналов</text:p>
      <text:p text:style-name="P37">Примеры использования: kill -9 -1 – убить всё живое, что можно убить с текущими правами</text:p>
      <text:p text:style-name="P38">killall</text:p>
      <text:p text:style-name="P38">Назначение – терминирование процессов по имени</text:p>
      <text:p text:style-name="P38">Ключи:</text:p>
      <text:p text:style-name="P38">-e – если имя процесса чересчур большое</text:p>
      <text:p text:style-name="P38">-I – игнорировать регистр</text:p>
      <text:p text:style-name="P38">-g – укзаать группу процессов</text:p>
      <text:p text:style-name="P38">и др.</text:p>
      <text:p text:style-name="P38">Примеры использования: <text:span text:style-name="T23">killall firefox закроет Mozilla Firefox</text:span></text:p>
      <text:p text:style-name="P39">chmod</text:p>
      <text:p text:style-name="P39">Назначение – изменение прав доступа к файлам</text:p>
      <text:p text:style-name="P39">Ключи:</text:p>
      <text:p text:style-name="P39">-с уведомить лишь в том случае, когда изменения внесены</text:p>
      <text:p text:style-name="P39">-f игнорировать вывод ошибко</text:p>
      <text:p text:style-name="P39">-r задавать права рекурсивно</text:p>
      <text:p text:style-name="P39">и др.</text:p>
      <text:p text:style-name="P39">Примеры использования: сhmod 777 1.txt установит права на чтение, запись и запуск для всех групп пользователей.</text:p>
      <text:p text:style-name="P39">Who</text:p>
      <text:p text:style-name="P39">Назначение – отображает всех авторизованных в текущий момент времени пользователей</text:p>
      <text:p text:style-name="P39">Ключи</text:p>
      <text:p text:style-name="P39">-a <text:span text:style-name="T24">отобразить всю информацию</text:span></text:p>
      <text:p text:style-name="P39">-<text:span text:style-name="T24">b показать время последнего захода</text:span></text:p>
      <text:p text:style-name="P39">-<text:span text:style-name="T24">d отобразить мёртвые процессы</text:span></text:p>
      <text:p text:style-name="P40"><text:soft-page-break/>и тр.</text:p>
      <text:p text:style-name="P40">Примеры использования who -a отобразит всех пользователей, их терминалы, время загрузки системы и текущий уровень выполнения.</text:p>
      <text:p text:style-name="P50">Finger</text:p>
      <text:p text:style-name="P50">Назначение — вывод инфомрации о пользователе <text:span text:style-name="T25">используя nlookup</text:span></text:p>
      <text:p text:style-name="P51">Ключи:</text:p>
      <text:p text:style-name="P51">-s отобразить всё</text:p>
      <text:p text:style-name="P51">-l красивый выводить</text:p>
      <text:p text:style-name="P51">и др.</text:p>
      <text:p text:style-name="P51">Пример использования — finger <text:span text:style-name="T26">toor вывод информации о пользователе toor</text:span></text:p>
      <text:p text:style-name="P50"/>
      <text:p text:style-name="P56">grep </text:p>
      <text:p text:style-name="P52">Назначение -- поиск образца в файле</text:p>
      <text:p text:style-name="P52">Ключи:</text:p>
      <text:p text:style-name="P52">-b<text:tab/>Предваряет каждую строку номером блока, в котором она была найдена. Это может пригодиться при поиске блоков по контексту (блоки нумеруются с 0).</text:p>
      <text:p text:style-name="P52">-c<text:tab/>Выдает только количество строк, содержащих образец.</text:p>
      <text:p text:style-name="P52">-h<text:tab/>Предотвращает выдачу имени файла, содержащего сопоставившуюся строку, перед собственно строкой. Используется при поиске по нескольким файлам.</text:p>
      <text:p text:style-name="P52">-i<text:tab/>Игнорирует регистр символов при сравнениях.</text:p>
      <text:p text:style-name="P52">-l<text:tab/>Выдает только имена файлов, содержащих сопоставившиеся строки, по одному в строке. Если образец найден в нескольких строках файла, имя файла не повторяется.</text:p>
      <text:p text:style-name="P52">-n<text:tab/>Выдает перед каждой строкой ее номер в файле (строки нумеруются с 1).</text:p>
      <text:p text:style-name="P52">-s<text:tab/>Подавляет выдачу сообщений о не существующих или недоступных для чтения файлах.</text:p>
      <text:p text:style-name="P52">-v<text:tab/>Выдает все строки, за исключением содержащих образец.</text:p>
      <text:p text:style-name="P52">-w<text:tab/>Ищет выражение как слово, как если бы оно было окружено метасимволами \&lt; и \&gt;.</text:p>
      <text:p text:style-name="P53">Пример использования – ec<text:span text:style-name="T27">ho «123» | grep «1» вертёт строку с выделенным знаком 1.</text:span></text:p>
      <text:p text:style-name="P53">time</text:p>
      <text:p text:style-name="P53">Назначение — управлять временем </text:p>
      <text:p text:style-name="P53"><text:soft-page-break/>Ключи</text:p>
      <text:p text:style-name="P53">-o файл, куда будет записываться вывод</text:p>
      <text:p text:style-name="P53">-a добавлять в конец файла</text:p>
      <text:p text:style-name="P53">-f формат вывода</text:p>
      <text:p text:style-name="P53">и др.</text:p>
      <text:p text:style-name="P53">Пример использования – time отобразит разницу между текущим временм, временем пользователя и временем системы</text:p>
      <text:p text:style-name="P41">date</text:p>
      <text:p text:style-name="P41">Назначение – узнать текущую дату</text:p>
      <text:p text:style-name="P41">Ключи</text:p>
      <text:p text:style-name="P41">-d отобразить время из строки, а не текущее</text:p>
      <text:p text:style-name="P41">-f то же самое, но из файла</text:p>
      <text:p text:style-name="P41">-i использовать формат ISO8601</text:p>
      <text:p text:style-name="P41">и др.</text:p>
      <text:p text:style-name="P42">Сd</text:p>
      <text:p text:style-name="P42">Назначение – сменить каталог</text:p>
      <text:p text:style-name="P43">Пример использования: cd ~root перейдёт в домашнюю папку root.</text:p>
      <text:p text:style-name="P55">Pwd</text:p>
      <text:p text:style-name="P43">Назначение – отобразить имя <text:s/>каталога</text:p>
      <text:p text:style-name="P44">Ключи:</text:p>
      <text:p text:style-name="P43">-p отобразить физический путь</text:p>
      <text:p text:style-name="P43">-l отобразить логиеский путь</text:p>
      <text:p text:style-name="P43">Пример использования pwd ./ -p отобразит физический путь текущего каталога</text:p>
      <text:p text:style-name="P43">ln</text:p>
      <text:p text:style-name="P44">Назначение – создать ссылку на файл</text:p>
      <text:p text:style-name="P44">Ключи:</text:p>
      <text:p text:style-name="P44">-s создать symbolink</text:p>
      <text:p text:style-name="P44">-<text:span text:style-name="T28">b сделать резервную копию текущего пути</text:span></text:p>
      <text:p text:style-name="P45">-v вывести имя каждого залинкованного файла</text:p>
      <text:p text:style-name="P44">Пример испольщования – ln -<text:span text:style-name="T28">s </text:span>1.txt <text:span text:style-name="T28">2.txt</text:span> </text:p>
      <text:p text:style-name="P78"/>
      <text:h text:style-name="P61" text:outline-level="1"><text:soft-page-break/>Код программы </text:h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1</text:p>
            <text:p text:style-name="P25">2</text:p>
            <text:p text:style-name="P26"/>
          </table:table-cell>
          <table:table-cell table:style-name="Table3.B1" office:value-type="string">
            <text:p text:style-name="P54">#!/bin/bash</text:p>
            <text:p text:style-name="P54">ps -aux | grep «zulcom»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48:52.271000000</dc:date>
    <dc:creator>Семён Андреевич Муравьёв</dc:creator>
    <meta:editing-duration>P1DT7H9M14S</meta:editing-duration>
    <meta:editing-cycles>31</meta:editing-cycles>
    <meta:generator>LibreOffice/5.0.1.2$Windows_x86 LibreOffice_project/81898c9f5c0d43f3473ba111d7b351050be20261</meta:generator>
    <meta:document-statistic meta:table-count="1" meta:image-count="0" meta:object-count="0" meta:page-count="8" meta:paragraph-count="175" meta:word-count="878" meta:character-count="6374" meta:non-whitespace-character-count="5444"/>
  </office:meta>
</office:document-meta>
</file>